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00C771DBAC1CA248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Nova" svg:font-family="ProximaNova" style:font-pitch="variable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fo:background-color="#ffffff" fo:borde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</style:style>
    <style:style style:name="P8" style:family="paragraph">
      <style:paragraph-properties fo:text-align="start"/>
      <style:text-properties fo:color="#666666" style:text-line-through-style="none" style:text-line-through-type="none" fo:font-family="Verdana" style:font-style-name="Regular" style:font-family-generic="swiss" fo:font-size="11pt" fo:font-style="normal" style:text-underline-style="none"/>
    </style:style>
    <style:style style:name="P9" style:family="paragraph">
      <style:paragraph-properties fo:text-align="start"/>
      <style:text-properties fo:color="#000000" style:text-line-through-style="none" style:text-line-through-type="none" fo:font-family="Verdana" style:font-style-name="Regular" style:font-family-generic="swiss" fo:font-size="28pt" fo:font-style="normal" style:text-underline-style="none"/>
    </style:style>
    <style:style style:name="P10" style:family="paragraph">
      <style:paragraph-properties fo:text-align="start"/>
      <style:text-properties fo:color="#00ab44" style:text-line-through-style="none" style:text-line-through-type="none" fo:font-family="Verdana" style:font-style-name="Regular" style:font-family-generic="swiss" fo:font-size="18pt" fo:font-style="normal" style:text-underline-style="none"/>
    </style:style>
    <style:style style:name="P11" style:family="paragraph">
      <style:paragraph-properties fo:text-align="start"/>
      <style:text-properties fo:color="#000000" style:text-line-through-style="none" style:text-line-through-type="none" fo:font-family="Verdana" style:font-style-name="Regular" style:font-family-generic="swiss" fo:font-size="11pt" fo:font-style="normal" style:text-underline-style="none"/>
    </style:style>
    <style:style style:name="T1" style:family="text">
      <style:text-properties fo:color="#00ab44" loext:opacity="100%" style:font-name="ProximaNova1" fo:font-size="14pt" fo:font-weight="bold" style:font-size-asian="14pt" style:font-weight-asian="bold" style:font-name-complex="ProximaNova1" style:font-size-complex="14pt" style:font-weight-complex="bold"/>
    </style:style>
    <style:style style:name="T2" style:family="text">
      <style:text-properties fo:color="#353744" loext:opacity="100%" style:font-name="ProximaNova1" fo:font-size="12pt" fo:font-weight="bold" style:font-size-asian="12pt" style:font-weight-asian="bold" style:font-name-complex="ProximaNova1" style:font-size-complex="12pt" style:font-weight-complex="bold"/>
    </style:style>
    <style:style style:name="T3" style:family="text">
      <style:text-properties fo:color="#666666" loext:opacity="100%" style:font-name="ProximaNova-RegularIt1" fo:font-size="12pt" fo:font-style="italic" fo:font-weight="normal" style:font-size-asian="12pt" style:font-style-asian="italic" style:font-weight-asian="normal" style:font-name-complex="ProximaNova-RegularIt1" style:font-size-complex="12pt" style:font-style-complex="italic" style:font-weight-complex="normal"/>
    </style:style>
    <style:style style:name="T4" style:family="text">
      <style:text-properties fo:color="#666666" loext:opacity="100%" style:font-name="ProximaNova1" fo:font-size="10pt" fo:font-weight="normal" style:font-size-asian="10pt" style:font-weight-asian="normal" style:font-name-complex="ProximaNova1" style:font-size-complex="10pt" style:font-weight-complex="normal"/>
    </style:style>
    <style:style style:name="T5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6" style:family="text">
      <style:text-properties fo:color="#000000" loext:opacity="100%" style:font-name="ProximaNova1" fo:font-size="11pt" fo:font-weight="normal" style:font-size-asian="11pt" style:font-weight-asian="normal" style:font-name-complex="ProximaNova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info" form:control-implementation="ooo:com.sun.star.form.component.TextField" xml:id="control1" form:id="control1" form:current-value="123 Your Street &#10;Your City, ST 12345 &#10;(123) 456-7890 &#10;no_reply@example.com" form:value="123 Your Street &#10;Your City, ST 12345 &#10;(123) 456-7890 &#10;no_reply@example.c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ame" form:control-implementation="ooo:com.sun.star.form.component.TextField" xml:id="control2" form:id="control2" form:current-value="Your Name" form:value="Your 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tle" form:control-implementation="ooo:com.sun.star.form.component.TextField" xml:id="control3" form:id="control3" form:current-value="Title" form:value="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kills" form:control-implementation="ooo:com.sun.star.form.component.TextField" xml:id="control4" form:id="control4" form:max-length="250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21.59cm" svg:height="27.94cm" svg:x="0cm" svg:y="-0.317cm" svg:viewBox="0 0 21591 27941" draw:points="0,0 21591,0 21591,27941 0,27941">
          <text:p/>
        </draw:polygon>
        <draw:frame draw:style-name="gr2" draw:text-style-name="P3" draw:layer="layout" svg:width="1.92cm" svg:height="0.581cm" svg:x="2.54cm" svg:y="6.665cm">
          <draw:text-box>
            <text:p text:style-name="P2"><text:span text:style-name="T1">SKILLS</text:span></text:p>
          </draw:text-box>
        </draw:frame>
        <draw:frame draw:style-name="gr2" draw:text-style-name="P3" draw:layer="layout" svg:width="3.448cm" svg:height="0.581cm" svg:x="2.54cm" svg:y="10.176cm">
          <draw:text-box>
            <text:p text:style-name="P2"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/text:p>
          </draw:text-box>
        </draw:frame>
        <draw:frame draw:style-name="gr3" draw:text-style-name="P4" draw:layer="layout" svg:width="8.346cm" svg:height="0.497cm" svg:x="2.54cm" svg:y="11.126cm">
          <draw:text-box>
            <text:p text:style-name="P2"><text:span text:style-name="T2">Company </text:span><text:span text:style-name="T2">Name, <text:s/></text:span><text:span text:style-name="T2">Location</text:span><text:span text:style-name="T3"> - </text:span><text:span text:style-name="T3">Job Title</text:span></text:p>
          </draw:text-box>
        </draw:frame>
        <draw:frame draw:style-name="gr4" draw:text-style-name="P5" draw:layer="layout" svg:width="4.312cm" svg:height="0.412cm" svg:x="2.54cm" svg:y="11.768cm">
          <draw:text-box>
            <text:p text:style-name="P2"><text:span text:style-name="T4">MONTH 20XX - PRESENT</text:span></text:p>
          </draw:text-box>
        </draw:frame>
        <draw:frame draw:style-name="gr5" draw:text-style-name="P6" draw:layer="layout" svg:width="0.387cm" svg:height="0.433cm" svg:x="3.175cm" svg:y="12.333cm">
          <draw:text-box>
            <text:p text:style-name="P2"><text:span text:style-name="T5">●</text:span></text:p>
          </draw:text-box>
        </draw:frame>
        <draw:frame draw:style-name="gr5" draw:text-style-name="P6" draw:layer="layout" svg:width="10.89cm" svg:height="0.454cm" svg:x="3.81cm" svg:y="12.324cm">
          <draw:text-box>
            <text:p text:style-name="P2"><text:span text:style-name="T6">Lorem ipsum dolor sit </text:span><text:span text:style-name="T6">amet, consectetur </text:span><text:span text:style-name="T6">adipiscing elit.</text:span></text:p>
          </draw:text-box>
        </draw:frame>
        <draw:frame draw:style-name="gr5" draw:text-style-name="P6" draw:layer="layout" svg:width="0.387cm" svg:height="0.433cm" svg:x="3.175cm" svg:y="12.88cm">
          <draw:text-box>
            <text:p text:style-name="P2"><text:span text:style-name="T5">●</text:span></text:p>
          </draw:text-box>
        </draw:frame>
        <draw:frame draw:style-name="gr5" draw:text-style-name="P6" draw:layer="layout" svg:width="9.091cm" svg:height="0.454cm" svg:x="3.81cm" svg:y="12.871cm">
          <draw:text-box>
            <text:p text:style-name="P2"><text:span text:style-name="T6">Aenean ac interdum nisi. Sed in consequat mi.</text:span></text:p>
          </draw:text-box>
        </draw:frame>
        <draw:frame draw:style-name="gr3" draw:text-style-name="P4" draw:layer="layout" svg:width="8.197cm" svg:height="0.497cm" svg:x="2.54cm" svg:y="13.781cm">
          <draw:text-box>
            <text:p text:style-name="P2"><text:span text:style-name="T2">Company </text:span><text:span text:style-name="T2">Name, </text:span><text:span text:style-name="T2">Location</text:span><text:span text:style-name="T3"> - </text:span><text:span text:style-name="T3">Job Title</text:span></text:p>
          </draw:text-box>
        </draw:frame>
        <draw:frame draw:style-name="gr4" draw:text-style-name="P5" draw:layer="layout" svg:width="5.074cm" svg:height="0.412cm" svg:x="2.54cm" svg:y="14.44cm">
          <draw:text-box>
            <text:p text:style-name="P2"><text:span text:style-name="T4">MONTH 20XX - MONTH 20XX</text:span></text:p>
          </draw:text-box>
        </draw:frame>
        <draw:frame draw:style-name="gr5" draw:text-style-name="P6" draw:layer="layout" svg:width="0.387cm" svg:height="0.433cm" svg:x="3.175cm" svg:y="15.006cm">
          <draw:text-box>
            <text:p text:style-name="P2"><text:span text:style-name="T5">●</text:span></text:p>
          </draw:text-box>
        </draw:frame>
        <draw:frame draw:style-name="gr5" draw:text-style-name="P6" draw:layer="layout" svg:width="10.89cm" svg:height="0.454cm" svg:x="3.81cm" svg:y="14.997cm">
          <draw:text-box>
            <text:p text:style-name="P2"><text:span text:style-name="T6">Lorem ipsum dolor sit amet, </text:span><text:span text:style-name="T6">consectetur adipiscing elit.</text:span></text:p>
          </draw:text-box>
        </draw:frame>
        <draw:frame draw:style-name="gr5" draw:text-style-name="P6" draw:layer="layout" svg:width="0.387cm" svg:height="0.433cm" svg:x="3.175cm" svg:y="15.552cm">
          <draw:text-box>
            <text:p text:style-name="P2"><text:span text:style-name="T5">●</text:span></text:p>
          </draw:text-box>
        </draw:frame>
        <draw:frame draw:style-name="gr5" draw:text-style-name="P6" draw:layer="layout" svg:width="9.091cm" svg:height="0.454cm" svg:x="3.81cm" svg:y="15.543cm">
          <draw:text-box>
            <text:p text:style-name="P2"><text:span text:style-name="T6">Aenean ac interdum nisi. Sed in consequat mi.</text:span></text:p>
          </draw:text-box>
        </draw:frame>
        <draw:frame draw:style-name="gr3" draw:text-style-name="P4" draw:layer="layout" svg:width="8.197cm" svg:height="0.497cm" svg:x="2.54cm" svg:y="16.453cm">
          <draw:text-box>
            <text:p text:style-name="P2"><text:span text:style-name="T2">Company Name, Location</text:span><text:span text:style-name="T3"> - Job Title</text:span></text:p>
          </draw:text-box>
        </draw:frame>
        <draw:frame draw:style-name="gr4" draw:text-style-name="P5" draw:layer="layout" svg:width="5.074cm" svg:height="0.412cm" svg:x="2.54cm" svg:y="17.112cm">
          <draw:text-box>
            <text:p text:style-name="P2"><text:span text:style-name="T4">M</text:span><text:span text:style-name="T4">O</text:span><text:span text:style-name="T4">N</text:span><text:span text:style-name="T4">T</text:span><text:span text:style-name="T4">H</text:span><text:span text:style-name="T4"> </text:span><text:span text:style-name="T4">2</text:span><text:span text:style-name="T4">0</text:span><text:span text:style-name="T4">X</text:span><text:span text:style-name="T4">X</text:span><text:span text:style-name="T4"> </text:span><text:span text:style-name="T4">-</text:span><text:span text:style-name="T4"> </text:span><text:span text:style-name="T4">M</text:span><text:span text:style-name="T4">O</text:span><text:span text:style-name="T4">N</text:span><text:span text:style-name="T4">T</text:span><text:span text:style-name="T4">H</text:span><text:span text:style-name="T4"> </text:span><text:span text:style-name="T4">2</text:span><text:span text:style-name="T4">0</text:span><text:span text:style-name="T4">X</text:span><text:span text:style-name="T4">X</text:span></text:p>
          </draw:text-box>
        </draw:frame>
        <draw:frame draw:style-name="gr5" draw:text-style-name="P6" draw:layer="layout" svg:width="0.387cm" svg:height="0.433cm" svg:x="3.175cm" svg:y="17.678cm">
          <draw:text-box>
            <text:p text:style-name="P2"><text:span text:style-name="T5">●</text:span></text:p>
          </draw:text-box>
        </draw:frame>
        <draw:frame draw:style-name="gr5" draw:text-style-name="P6" draw:layer="layout" svg:width="10.89cm" svg:height="0.454cm" svg:x="3.81cm" svg:y="17.669cm">
          <draw:text-box>
            <text:p text:style-name="P2"><text:span text:style-name="T6">L</text:span><text:span text:style-name="T6">o</text:span><text:span text:style-name="T6">r</text:span><text:span text:style-name="T6">e</text:span><text:span text:style-name="T6">m</text:span><text:span text:style-name="T6"> </text:span><text:span text:style-name="T6">i</text:span><text:span text:style-name="T6">p</text:span><text:span text:style-name="T6">s</text:span><text:span text:style-name="T6">u</text:span><text:span text:style-name="T6">m</text:span><text:span text:style-name="T6"> </text:span><text:span text:style-name="T6">d</text:span><text:span text:style-name="T6">o</text:span><text:span text:style-name="T6">l</text:span><text:span text:style-name="T6">o</text:span><text:span text:style-name="T6">r </text:span><text:span text:style-name="T6">s</text:span><text:span text:style-name="T6">i</text:span><text:span text:style-name="T6">t </text:span><text:span text:style-name="T6">a</text:span><text:span text:style-name="T6">m</text:span><text:span text:style-name="T6">e</text:span><text:span text:style-name="T6">t</text:span><text:span text:style-name="T6">, </text:span><text:span text:style-name="T6">c</text:span><text:span text:style-name="T6">o</text:span><text:span text:style-name="T6">n</text:span><text:span text:style-name="T6">s</text:span><text:span text:style-name="T6">e</text:span><text:span text:style-name="T6">c</text:span><text:span text:style-name="T6">t</text:span><text:span text:style-name="T6">e</text:span><text:span text:style-name="T6">t</text:span><text:span text:style-name="T6">u</text:span><text:span text:style-name="T6">r </text:span><text:span text:style-name="T6">a</text:span><text:span text:style-name="T6">d</text:span><text:span text:style-name="T6">i</text:span><text:span text:style-name="T6">p</text:span><text:span text:style-name="T6">i</text:span><text:span text:style-name="T6">s</text:span><text:span text:style-name="T6">c</text:span><text:span text:style-name="T6">i</text:span><text:span text:style-name="T6">n</text:span><text:span text:style-name="T6">g</text:span><text:span text:style-name="T6"> </text:span><text:span text:style-name="T6">e</text:span><text:span text:style-name="T6">li</text:span><text:span text:style-name="T6">t</text:span><text:span text:style-name="T6">.</text:span></text:p>
          </draw:text-box>
        </draw:frame>
        <draw:frame draw:style-name="gr5" draw:text-style-name="P6" draw:layer="layout" svg:width="0.387cm" svg:height="0.433cm" svg:x="3.175cm" svg:y="18.225cm">
          <draw:text-box>
            <text:p text:style-name="P2"><text:span text:style-name="T5">●</text:span></text:p>
          </draw:text-box>
        </draw:frame>
        <draw:frame draw:style-name="gr5" draw:text-style-name="P6" draw:layer="layout" svg:width="9.091cm" svg:height="0.454cm" svg:x="3.81cm" svg:y="18.216cm">
          <draw:text-box>
            <text:p text:style-name="P2"><text:span text:style-name="T6">A</text:span><text:span text:style-name="T6">e</text:span><text:span text:style-name="T6">n</text:span><text:span text:style-name="T6">e</text:span><text:span text:style-name="T6">a</text:span><text:span text:style-name="T6">n</text:span><text:span text:style-name="T6"> </text:span><text:span text:style-name="T6">a</text:span><text:span text:style-name="T6">c </text:span><text:span text:style-name="T6">i</text:span><text:span text:style-name="T6">n</text:span><text:span text:style-name="T6">t</text:span><text:span text:style-name="T6">e</text:span><text:span text:style-name="T6">r</text:span><text:span text:style-name="T6">d</text:span><text:span text:style-name="T6">u</text:span><text:span text:style-name="T6">m</text:span><text:span text:style-name="T6"> </text:span><text:span text:style-name="T6">n</text:span><text:span text:style-name="T6">i</text:span><text:span text:style-name="T6">s</text:span><text:span text:style-name="T6">i. </text:span><text:span text:style-name="T6">S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c</text:span><text:span text:style-name="T6">o</text:span><text:span text:style-name="T6">n</text:span><text:span text:style-name="T6">s</text:span><text:span text:style-name="T6">e</text:span><text:span text:style-name="T6">q</text:span><text:span text:style-name="T6">u</text:span><text:span text:style-name="T6">a</text:span><text:span text:style-name="T6">t </text:span><text:span text:style-name="T6">m</text:span><text:span text:style-name="T6">i.</text:span></text:p>
          </draw:text-box>
        </draw:frame>
        <draw:frame draw:style-name="gr2" draw:text-style-name="P3" draw:layer="layout" svg:width="3.262cm" svg:height="0.581cm" svg:x="2.54cm" svg:y="19.621cm">
          <draw:text-box>
            <text:p text:style-name="P2"><text:span text:style-name="T1">EDUCATION</text:span></text:p>
          </draw:text-box>
        </draw:frame>
        <draw:frame draw:style-name="gr3" draw:text-style-name="P4" draw:layer="layout" svg:width="7.423cm" svg:height="0.497cm" svg:x="2.54cm" svg:y="20.572cm">
          <draw:text-box>
            <text:p text:style-name="P2"><text:span text:style-name="T2">School Name, Location</text:span><text:span text:style-name="T3"> - Degree</text:span></text:p>
          </draw:text-box>
        </draw:frame>
        <draw:frame draw:style-name="gr4" draw:text-style-name="P5" draw:layer="layout" svg:width="5.074cm" svg:height="0.412cm" svg:x="2.54cm" svg:y="21.213cm">
          <draw:text-box>
            <text:p text:style-name="P2"><text:span text:style-name="T4">MONTH 20XX - MONTH 20XX</text:span></text:p>
          </draw:text-box>
        </draw:frame>
        <draw:frame draw:style-name="gr5" draw:text-style-name="P6" draw:layer="layout" svg:width="15.128cm" svg:height="0.454cm" svg:x="2.54cm" svg:y="21.77cm">
          <draw:text-box>
            <text:p text:style-name="P2"><text:span text:style-name="T6">Lorem ipsum dolor sit amet, consectetuer adipiscing elit, sed diam nonummy</text:span></text:p>
          </draw:text-box>
        </draw:frame>
        <draw:frame draw:style-name="gr5" draw:text-style-name="P6" draw:layer="layout" svg:width="7.982cm" svg:height="0.454cm" svg:x="2.54cm" svg:y="22.317cm">
          <draw:text-box>
            <text:p text:style-name="P2"><text:span text:style-name="T6">nibh euismod tincidunt ut laoreet dolore.</text:span></text:p>
          </draw:text-box>
        </draw:frame>
        <draw:frame draw:style-name="gr2" draw:text-style-name="P3" draw:layer="layout" svg:width="2.466cm" svg:height="0.581cm" svg:x="2.54cm" svg:y="23.722cm">
          <draw:text-box>
            <text:p text:style-name="P2"><text:span text:style-name="T1">AWARDS</text:span></text:p>
          </draw:text-box>
        </draw:frame>
        <draw:frame draw:style-name="gr5" draw:text-style-name="P6" draw:layer="layout" svg:width="10.89cm" svg:height="0.454cm" svg:x="2.54cm" svg:y="24.672cm">
          <draw:text-box>
            <text:p text:style-name="P2"><text:span text:style-name="T6">Lorem ipsum dolor sit amet, consectetur adipiscing elit.</text:span></text:p>
          </draw:text-box>
        </draw:frame>
        <draw:frame draw:style-name="gr6" draw:text-style-name="P7" draw:layer="layout" svg:width="16.509cm" svg:height="0.184cm" svg:x="2.593cm" svg:y="1.784cm">
          <draw:image xlink:href="Pictures/10000000000004B00000000C771DBAC1CA24854C.png" xlink:type="simple" xlink:show="embed" xlink:actuate="onLoad" draw:mime-type="image/png">
            <text:p/>
          </draw:image>
        </draw:frame>
        <draw:frame draw:style-name="gr5" draw:text-style-name="P6" draw:layer="layout" svg:width="4.875cm" svg:height="0.454cm" svg:x="2.54cm" svg:y="25.368cm">
          <draw:text-box>
            <text:p text:style-name="P2"><text:span text:style-name="T6">Aenean ac interdum nisi.</text:span></text:p>
          </draw:text-box>
        </draw:frame>
        <draw:control draw:style-name="gr7" draw:text-style-name="P8" draw:layer="controls" svg:width="17.462cm" svg:height="1.905cm" svg:x="2.54cm" svg:y="4.445cm" draw:control="control1"/>
        <draw:control draw:style-name="gr7" draw:text-style-name="P9" draw:layer="controls" svg:width="17.427cm" svg:height="0.953cm" svg:x="2.54cm" svg:y="2.857cm" draw:control="control2"/>
        <draw:control draw:style-name="gr7" draw:text-style-name="P10" draw:layer="controls" svg:width="17.462cm" svg:height="0.635cm" svg:x="2.54cm" svg:y="3.81cm" draw:control="control3"/>
        <draw:control draw:style-name="gr7" draw:text-style-name="P11" draw:layer="controls" svg:width="8.855cm" svg:height="2.54cm" svg:x="2.575cm" svg:y="7.62cm" draw:control="control4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Nova" svg:font-family="ProximaNova" style:font-pitch="variable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12T16:18:30.188709121</dc:date>
    <meta:editing-duration>PT7M21S</meta:editing-duration>
    <meta:editing-cycles>1</meta:editing-cycles>
    <meta:document-statistic meta:object-count="34"/>
    <meta:generator>LibreOffice/7.3.7.2$Linux_X86_64 LibreOffice_project/30$Build-2</meta:generator>
  </office:meta>
</office:document-meta>
</file>